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Standard">
      <style:text-properties officeooo:rsid="001f34ec" officeooo:paragraph-rsid="001f4da5"/>
    </style:style>
    <style:style style:name="P3" style:family="paragraph" style:parent-style-name="Title">
      <style:text-properties officeooo:rsid="001f4da5" officeooo:paragraph-rsid="001f4da5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2063a5"/>
    </style:style>
    <style:style style:name="P6" style:family="paragraph" style:parent-style-name="Text_20_body">
      <style:text-properties officeooo:paragraph-rsid="0021ae4b"/>
    </style:style>
    <style:style style:name="P7" style:family="paragraph" style:parent-style-name="Heading_20_1">
      <style:text-properties officeooo:paragraph-rsid="001f4da5"/>
    </style:style>
    <style:style style:name="P8" style:family="paragraph" style:parent-style-name="Heading_20_1">
      <style:text-properties officeooo:paragraph-rsid="002063a5"/>
    </style:style>
    <style:style style:name="P9" style:family="paragraph" style:parent-style-name="Heading_20_1" style:list-style-name="WWNum1">
      <style:paragraph-properties fo:break-before="page"/>
      <style:text-properties officeooo:paragraph-rsid="0021ae4b"/>
    </style:style>
    <style:style style:name="P10" style:family="paragraph" style:parent-style-name="Standard">
      <style:text-properties fo:language="en" fo:country="US" officeooo:paragraph-rsid="0021ae4b"/>
    </style:style>
    <style:style style:name="T1" style:family="text">
      <style:text-properties officeooo:rsid="002063a5"/>
    </style:style>
    <style:style style:name="T2" style:family="text">
      <style:text-properties officeooo:rsid="0020aaf0"/>
    </style:style>
    <style:style style:name="T3" style:family="text">
      <style:text-properties fo:language="en" fo:country="US" officeooo:rsid="001f34e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up</text:p>
      <text:p text:style-name="P1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4"><text:a xlink:type="simple" xlink:href="#__RefHeading__157_298053491" text:style-name="Index_20_Link" text:visited-style-name="Index_20_Link">Adlib server<text:tab/>1</text:a></text:p>
          <text:p text:style-name="P4"><text:a xlink:type="simple" xlink:href="#__RefHeading__159_298053491" text:style-name="Index_20_Link" text:visited-style-name="Index_20_Link">Import af Dagsordener og referater. I Acadre format<text:tab/>1</text:a></text:p>
          <text:p text:style-name="P4"><text:a xlink:type="simple" xlink:href="#__RefHeading__161_298053491" text:style-name="Index_20_Link" text:visited-style-name="Index_20_Link">Logning<text:tab/>1</text:a></text:p>
          <text:p text:style-name="P4"><text:a xlink:type="simple" xlink:href="#__RefHeading__163_298053491" text:style-name="Index_20_Link" text:visited-style-name="Index_20_Link">Url encoding<text:tab/>1</text:a></text:p>
          <text:p text:style-name="P4"><text:a xlink:type="simple" xlink:href="#__RefHeading__165_298053491" text:style-name="Index_20_Link" text:visited-style-name="Index_20_Link">Privat dircetory ændringer<text:tab/>1</text:a></text:p>
        </text:index-body>
      </text:table-of-content>
      <text:p text:style-name="P1"/>
      <text:h text:style-name="P7" text:outline-level="1"><text:bookmark-start text:name="__RefHeading__157_298053491"/>Adlib server<text:bookmark-end text:name="__RefHeading__157_298053491"/></text:h>
      <text:p text:style-name="P2">-----------</text:p>
      <text:p text:style-name="P2">Ændring af Adlib webservice: sites/all/modules/os2web_adlib_api/includes/AbLibWS.class.inc</text:p>
      <text:p text:style-name="P2"/>
      <text:h text:style-name="P7" text:outline-level="1"><text:bookmark-start text:name="__RefHeading__159_298053491"/>Import af Dagsordener og referater. I Acadre format<text:bookmark-end text:name="__RefHeading__159_298053491"/></text:h>
      <text:p text:style-name="P2">---------------------------------------------------</text:p>
      <text:p text:style-name="P2">kopier alle filerne ind i sites/default/files/acadre direktørier </text:p>
      <text:p text:style-name="P2">sæt ejer og rettigheder til www-data</text:p>
      <text:p text:style-name="P2"/>
      <text:h text:style-name="P7" text:outline-level="1"><text:bookmark-start text:name="__RefHeading__161_298053491"/>Logning<text:bookmark-end text:name="__RefHeading__161_298053491"/></text:h>
      <text:p text:style-name="P2">-----------</text:p>
      <text:p text:style-name="P2">logning kan ses på admin/config/development/logging</text:p>
      <text:p text:style-name="P2"/>
      <text:h text:style-name="P7" text:outline-level="1"><text:bookmark-start text:name="__RefHeading__163_298053491"/>Url encoding<text:bookmark-end text:name="__RefHeading__163_298053491"/></text:h>
      <text:p text:style-name="P2">-------------</text:p>
      <text:p text:style-name="P2">Bullet point oversigten med en "ikke pæn url "?q=meeting/1234/bullet-point/1235" duer ikke (pga den opbrudte url</text:p>
      <text:p text:style-name="P2">Når url'en ændres til den omskrevne / brugervenlige url som alle bruger vil det være i orden.</text:p>
      <text:p text:style-name="P2"/>
      <text:h text:style-name="P7" text:outline-level="1"><text:bookmark-start text:name="__RefHeading__165_298053491"/>Privat dircetory ændringer <text:bookmark-end text:name="__RefHeading__165_298053491"/></text:h>
      <text:p text:style-name="P2">--------------------------</text:p>
      <text:p text:style-name="P2">* sættes til "sites/default/files/acadre"</text:p>
      <text:p text:style-name="P2">* "Default download method" sættes til "Private local files served by Drupal"</text:p>
      <text:p text:style-name="P2"/>
      <text:h text:style-name="P8" text:outline-level="1" text:is-list-header="true"/>
      <text:list xml:id="list1088443359632143185" text:style-name="WWNum1">
        <text:list-item>
          <text:h text:style-name="P9" text:outline-level="1">Licence and copyright</text:h>
        </text:list-item>
      </text:list>
      <text:p text:style-name="P6">OS2 software is Copyright (c) 2014, OS2 - Offentligt digitaliseringsfællesskab (www.os2web.dk).</text:p>
      <text:p text:style-name="P10">The software is free software; you may use, study, modify and distribute it under the terms of version 2.0 of the Mozilla Public License. See the LICENSE file for details. If a copy of the MPL was not distributed with this file, You can obtain one at http://mozilla.org/MPL/2.0/.</text:p>
      <text:p text:style-name="P10"/>
      <text:p text:style-name="P10"><text:span text:style-name="T3">All source code in this and the underlying directories is subject to the terms of the Mozilla Public License, v. 2.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2-03T13:14:15.346234473</dc:date>
    <dc:creator>Jørn Andersen</dc:creator>
    <meta:editing-duration>PT5M9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29" meta:word-count="198" meta:character-count="1440" meta:non-whitespace-character-count="1269"/>
  </office:meta>
</office:document-meta>
</file>